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fo:language="fr" fo:country="FR" fo:font-weight="bold" officeooo:rsid="0015486c" officeooo:paragraph-rsid="0015486c"/>
    </style:style>
    <style:style style:name="P4" style:family="paragraph" style:parent-style-name="Text_20_body">
      <style:paragraph-properties fo:text-align="center" style:justify-single-word="false"/>
      <style:text-properties fo:font-size="16pt" fo:font-weight="bold" officeooo:paragraph-rsid="00183848" style:font-size-asian="16pt" style:font-weight-asian="bold" style:font-size-complex="16pt" style:font-weight-complex="bold"/>
    </style:style>
    <style:style style:name="P5"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6" style:family="paragraph" style:parent-style-name="Text_20_body">
      <style:paragraph-properties fo:margin-left="7.038cm" fo:margin-right="0cm" fo:text-indent="0cm" style:auto-text-indent="false"/>
    </style:style>
    <style:style style:name="P7"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8"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9" style:family="paragraph" style:parent-style-name="Text_20_body">
      <style:paragraph-properties fo:margin-left="2.709cm" fo:margin-right="0cm" fo:text-align="start" style:justify-single-word="false" fo:text-indent="0cm" style:auto-text-indent="false"/>
    </style:style>
    <style:style style:name="P10" style:family="paragraph" style:parent-style-name="Standard">
      <style:text-properties fo:font-size="14pt" fo:font-weight="bold" officeooo:rsid="0018f253" officeooo:paragraph-rsid="0018f253" style:font-size-asian="14pt" style:font-weight-asian="bold" style:font-size-complex="14pt" style:font-weight-complex="bold"/>
    </style:style>
    <style:style style:name="P11" style:family="paragraph" style:parent-style-name="Standard">
      <style:text-properties fo:font-size="14pt" fo:font-weight="normal" officeooo:rsid="0017112b" officeooo:paragraph-rsid="0018f253" style:font-size-asian="14pt" style:font-weight-asian="normal" style:font-size-complex="14pt" style:font-weight-complex="normal"/>
    </style:style>
    <style:style style:name="P12" style:family="paragraph" style:parent-style-name="Standard">
      <style:text-properties officeooo:rsid="0017112b" officeooo:paragraph-rsid="00183848"/>
    </style:style>
    <style:style style:name="P13" style:family="paragraph" style:parent-style-name="Standard">
      <style:text-properties officeooo:rsid="0017112b" officeooo:paragraph-rsid="0018f253"/>
    </style:style>
    <style:style style:name="P14" style:family="paragraph" style:parent-style-name="Standard">
      <style:text-properties fo:color="#000000" style:font-name="Times New Roman" fo:font-size="14pt" fo:font-weight="bold" officeooo:rsid="0017112b" officeooo:paragraph-rsid="0018f253" style:font-size-asian="14pt" style:font-weight-asian="bold" style:font-size-complex="14pt"/>
    </style:style>
    <style:style style:name="P15" style:family="paragraph" style:parent-style-name="Standard">
      <style:text-properties fo:font-size="14pt" fo:font-weight="normal" officeooo:rsid="0017112b" officeooo:paragraph-rsid="0018f253" style:font-size-asian="14pt" style:font-weight-asian="normal" style:font-size-complex="14pt" style:font-weight-complex="normal"/>
    </style:style>
    <style:style style:name="T1" style:family="text">
      <style:text-properties officeooo:rsid="0018f253"/>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cument ref. </text:p>
      <text:p text:style-name="P6"> </text:p>
      <text:p text:style-name="P7"> </text:p>
      <text:p text:style-name="P7"> </text:p>
      <text:p text:style-name="P7"> </text:p>
      <text:p text:style-name="P8">SAI</text:p>
      <text:p text:style-name="P8">IDENTIFICATION</text:p>
      <text:p text:style-name="P9"><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3">EXECUTIVE SUMMARY</text:p>
      <text:p text:style-name="P2"> </text:p>
      <text:p text:style-name="P4">test2 audit</text:p>
      <text:p text:style-name="P12">Audit on IT governance aspects</text:p>
      <text:p text:style-name="P12"/>
      <text:p text:style-name="P14">Audit Application Notes:</text:p>
      <text:p text:style-name="P13"/>
      <text:p text:style-name="P13"/>
      <text:p text:style-name="P10">Findings:</text:p>
      <text:p text:style-name="P11">The KNAO Action Plan for implementing the recommendations is not effectively prepared by the Government and reviewed by the COPF, as well may not incorporate all recommendations given.<text:span text:style-name="T1"/></text:p>
      <text:p text:style-name="P11"/>
      <text:p text:style-name="P11">The Assembly is not reviewing adequately  the progress made on the recommendations given, strengthen accountability measures and propose measures to eliminate all obstacles that may affect the non-implementation of recommendations<text:span text:style-name="T1"/></text:p>
      <text:p text:style-name="P11"/>
      <text:p text:style-name="P11">The Government of Kosovo has adopted the Air Quality Action Plan, and the Hydro meteorological Institute has put in place the software and mobile application for real-time air quality data reporting. However, recommendations for improving air quality remain to be assessed by a follow-up audit.<text:span text:style-name="T1"/></text:p>
      <text:p text:style-name="P11"/>
      <text:p text:style-name="P11">Based on the Treasury quarterly reports, the Ministry of Finance should address all the challenges identified by line Ministries in implementing projects financed from borrowing. At any time and in all cases where it is considered necessary, the Government should be advised the appropriate measures to overcome the difficulties;<text:span text:style-name="T1"/></text:p>
      <text:p text:style-name="P11"/>
      <text:p text:style-name="P11">Mayors should regularly discuss the reports of managers responsible for the implementation of action plans, and report to the Municipal Assembly at least twice a year on progress and challenges in this area.<text:span text:style-name="T1"/></text:p>
      <text:p text:style-name="P11"/>
      <text:p text:style-name="P11">Employment-related strategic priorities and sectoral employment objectives have not been properly monitored as monitoring is not based on sound analysis. The implementation of proactive labour market measures, especially during 2017, was impeded by major delays in the functioning of the Employment Agency, the lack of specialising of a number of unemployed people, the preparation of lists with a limited number of unemployed people to undergo the process of selection, and lack of prioritisation of long-term unemployed people during the selection process. These shortcomings make it impossible to identify the unemployed persons who are more likely to become long-term unemployed persons; do not provide equal opportunities for a significant number of unemployed persons, and affect the increase in the number of long-term unemployed persons.<text:span text:style-name="T1"/></text:p>
      <text:p text:style-name="P11"/>
      <text:p text:style-name="P11">Frequent downtimes on mail servisse caused by obsolete software version and old server (hardware)<text:span text:style-name="T1"/></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2:38:28.927000000</meta:creation-date>
    <meta:editing-duration>PT18M54S</meta:editing-duration>
    <meta:editing-cycles>5</meta:editing-cycles>
    <meta:generator>LibreOffice/6.1.3.2$Windows_X86_64 LibreOffice_project/86daf60bf00efa86ad547e59e09d6bb77c699acb</meta:generator>
    <dc:date>2019-01-12T13:08:54.900000000</dc:date>
    <meta:document-statistic meta:table-count="0" meta:image-count="1" meta:object-count="0" meta:page-count="1" meta:paragraph-count="19" meta:word-count="16" meta:character-count="176" meta:non-whitespace-character-count="165"/>
  </office:meta>
</office:document-meta>
</file>